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afehausPrincipal.getAuthorizationProfi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afehausPrincipal.SafehausPrincipal( Profile profi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afehausPrincipal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